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16a840" officeooo:paragraph-rsid="0016a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Zasady Cypher System są bardzo proste i cała rozgrywka toczy się wokół paru kluczowych konceptów.</text:p>
      <text:p text:style-name="P1">Ten rozdział zawiera krótkie wyjaśnienie jak grać w tę grę i jest przydatny do nauki jej zasad. Kiedy już zrozumiesz podstawowe koncepty, będziesz z pewnością chciał przeczytać Zasady Gry dla większej ilości detali.</text:p>
      <text:p text:style-name="P1">Cypher System korzysta z kości dwudziestościennej (1k20) by określić wynik większości akcji. Kiedykolwiek zasady wymagają rzutu kością i nie precyzują jaka to kość, należy rzucić k20.</text:p>
      <text:p text:style-name="P1">Mistrz Gry określa stopnie trudności testów. Istnieje 10 poziom trudności. Tak więc trudność zadania można określić na skali od 1 do 10.</text:p>
      <text:p text:style-name="P1">Każdy poziom trudności na tej skali ma powiązany z sobą numer. Stopień trudności wynosi zawsze 3 x poziom trudności, tak więc poziom trudności 1 ma stopień trudności 3, ale poziom trudności 4 ma stopień trudności 12. Aby odnieść sukces w rzucie, należy wyrzucić stopień trudności lub więcej. Tabela Poziomów Trudności zawiera więcej informacji w tym temacie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1T01:22:23.276000000</meta:creation-date>
    <dc:date>2023-03-11T01:28:30.520000000</dc:date>
    <meta:editing-duration>PT6M9S</meta:editing-duration>
    <meta:editing-cycles>1</meta:editing-cycles>
    <meta:document-statistic meta:table-count="0" meta:image-count="0" meta:object-count="0" meta:page-count="1" meta:paragraph-count="5" meta:word-count="152" meta:character-count="990" meta:non-whitespace-character-count="842"/>
    <meta:generator>LibreOffice/7.1.4.2$Windows_X86_64 LibreOffice_project/a529a4fab45b75fefc5b6226684193eb000654f6</meta:generator>
  </office:meta>
</office:document-meta>
</file>